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3000000A455D58265.png" manifest:media-type="image/png"/>
  <manifest:file-entry manifest:full-path="Pictures/10000000000001410000009DFAE3906A.png" manifest:media-type="image/png"/>
  <manifest:file-entry manifest:full-path="Pictures/10000000000000E1000000E1F5DD051C.png" manifest:media-type="image/png"/>
  <manifest:file-entry manifest:full-path="Pictures/1000000000000136000000A3414D3F0B.png" manifest:media-type="image/png"/>
  <manifest:file-entry manifest:full-path="Pictures/10000000000000D6000000EB5DAF50D5.png" manifest:media-type="image/png"/>
  <manifest:file-entry manifest:full-path="Pictures/100000000000013E0000009F74B2A3D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9.132cm" fo:min-width="4.305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9.212cm" fo:min-width="4.305cm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dash" draw:stroke-dash="Double_20_Dash" svg:stroke-width="0.035cm" svg:stroke-color="#000000" draw:marker-start-width="0.252cm" draw:marker-end-width="0.252cm" svg:stroke-linecap="butt" draw:fill-color="#ffffff" draw:textarea-horizontal-align="justify" draw:textarea-vertical-align="middle" draw:auto-grow-height="false" fo:min-height="8.964cm" fo:min-width="4.062cm" fo:padding-top="0.142cm" fo:padding-bottom="0.142cm" fo:padding-left="0.267cm" fo:padding-right="0.267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7" style:family="graphic" style:parent-style-name="objectwithoutfill">
      <style:graphic-properties draw:stroke="solid" draw:stroke-dash="Dash" draw:marker-end="Arrowheads_20_3" draw:marker-end-width="0.3cm" svg:stroke-linecap="butt" draw:fill="none" draw:textarea-vertical-align="middle" loext:decorative="fals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6" draw:marker-end-width="0.3cm" draw:fill="none" draw:textarea-vertical-align="middle" loext:decorative="false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bottom" loext:decorative="false"/>
      <style:paragraph-properties style:writing-mode="lr-tb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813cm" fo:margin-bottom="0.61cm"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cm" fo:margin-bottom="0.61cm" fo:text-align="center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7" draw:id="id7" draw:layer="layout" svg:width="4.839cm" svg:height="9.416cm" svg:x="18.066cm" svg:y="10.9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4.839cm" svg:height="9.496cm" svg:x="28.741cm" svg:y="11.00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4.596cm" svg:height="9.248cm" svg:x="2.922cm" svg:y="11.01cm"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6" draw:id="id6" draw:layer="layout" svg:width="3.155cm" svg:height="2.487cm" svg:x="18.923cm" svg:y="16.117cm">
          <draw:image xlink:href="Pictures/100000000000013E0000009F74B2A3D4.png" xlink:type="simple" xlink:show="embed" xlink:actuate="onLoad" draw:mime-type="image/png">
            <text:p/>
          </draw:image>
        </draw:frame>
        <draw:frame draw:style-name="gr4" draw:text-style-name="P2" xml:id="id2" draw:id="id2" draw:layer="layout" svg:width="1.897cm" svg:height="2.083cm" svg:x="11.967cm" svg:y="14.631cm">
          <draw:image xlink:href="Pictures/10000000000000D6000000EB5DAF50D5.png" xlink:type="simple" xlink:show="embed" xlink:actuate="onLoad" draw:mime-type="image/png">
            <text:p/>
          </draw:image>
        </draw:frame>
        <draw:frame draw:style-name="gr4" draw:text-style-name="P2" draw:layer="layout" svg:width="3.593cm" svg:height="1.889cm" svg:x="29.329cm" svg:y="13.425cm">
          <draw:image xlink:href="Pictures/1000000000000136000000A3414D3F0B.png" xlink:type="simple" xlink:show="embed" xlink:actuate="onLoad" draw:mime-type="image/png">
            <text:p/>
          </draw:image>
        </draw:frame>
        <draw:frame draw:style-name="gr4" draw:text-style-name="P2" xml:id="id4" draw:id="id4" draw:layer="layout" svg:width="5.411cm" svg:height="5.411cm" svg:x="35.222cm" svg:y="13.067cm">
          <draw:image xlink:href="Pictures/10000000000000E1000000E1F5DD051C.png" xlink:type="simple" xlink:show="embed" xlink:actuate="onLoad" draw:mime-type="image/png">
            <text:p/>
          </draw:image>
        </draw:frame>
        <draw:frame draw:style-name="gr4" draw:text-style-name="P2" xml:id="id5" draw:id="id5" draw:layer="layout" svg:width="3.605cm" svg:height="1.763cm" svg:x="18.658cm" svg:y="12.679cm">
          <draw:image xlink:href="Pictures/10000000000001410000009DFAE3906A.png" xlink:type="simple" xlink:show="embed" xlink:actuate="onLoad" draw:mime-type="image/png">
            <text:p/>
          </draw:image>
        </draw:frame>
        <draw:frame draw:style-name="gr4" draw:text-style-name="P2" draw:layer="layout" svg:width="2.324cm" svg:height="2.775cm" svg:x="4.131cm" svg:y="14.951cm">
          <draw:image xlink:href="Pictures/1000000000000133000000A455D58265.png" xlink:type="simple" xlink:show="embed" xlink:actuate="onLoad" draw:mime-type="image/png">
            <text:p/>
          </draw:image>
        </draw:frame>
        <draw:frame draw:style-name="gr5" draw:text-style-name="P3" draw:layer="layout" svg:width="4.49cm" svg:height="0.962cm" svg:x="3.026cm" svg:y="11.266cm">
          <draw:text-box>
            <text:p>Crawling Data</text:p>
          </draw:text-box>
        </draw:frame>
        <draw:frame draw:style-name="gr6" draw:text-style-name="P3" draw:layer="layout" svg:width="3.149cm" svg:height="0.962cm" svg:x="11.131cm" svg:y="17.206cm">
          <draw:text-box>
            <text:p>Selenium</text:p>
          </draw:text-box>
        </draw:frame>
        <draw:connector draw:style-name="gr7" draw:text-style-name="P5" draw:layer="layout" draw:type="line" svg:x1="7.518cm" svg:y1="15.634cm" svg:x2="11.967cm" svg:y2="15.672cm" draw:start-shape="id1" draw:start-glue-point="1" draw:end-shape="id2" svg:d="M7518 15634l4449 38" svg:viewBox="0 0 4450 39">
          <text:p text:style-name="P4"><text:span text:style-name="T1">Raw data</text:span></text:p>
          <text:p text:style-name="P4"><text:span text:style-name="T1"/></text:p>
        </draw:connector>
        <draw:frame draw:style-name="gr5" draw:text-style-name="P3" draw:layer="layout" svg:width="3.726cm" svg:height="0.962cm" svg:x="29.093cm" svg:y="11.401cm">
          <draw:text-box>
            <text:p>Warehouse</text:p>
          </draw:text-box>
        </draw:frame>
        <draw:connector draw:style-name="gr8" draw:text-style-name="P6" draw:layer="layout" draw:type="line" svg:x1="33.58cm" svg:y1="15.752cm" svg:x2="35.222cm" svg:y2="15.772cm" draw:start-shape="id3" draw:end-shape="id4" draw:end-glue-point="3" svg:d="M33580 15752l1642 20" svg:viewBox="0 0 1643 21">
          <text:p/>
        </draw:connector>
        <draw:frame draw:style-name="gr4" draw:text-style-name="P2" draw:layer="layout" svg:width="1.897cm" svg:height="2.083cm" svg:x="30.202cm" svg:y="16.638cm">
          <draw:image xlink:href="Pictures/10000000000000D6000000EB5DAF50D5.png" xlink:type="simple" xlink:show="embed" xlink:actuate="onLoad" draw:mime-type="image/png">
            <text:p/>
          </draw:image>
        </draw:frame>
        <draw:frame draw:style-name="gr5" draw:text-style-name="P3" draw:layer="layout" svg:width="4.314cm" svg:height="0.962cm" svg:x="18.519cm" svg:y="11.314cm">
          <draw:text-box>
            <text:p>Data storage </text:p>
          </draw:text-box>
        </draw:frame>
        <draw:connector draw:style-name="gr9" draw:text-style-name="P8" draw:layer="layout" draw:type="line" svg:x1="20.46cm" svg:y1="14.442cm" svg:x2="20.5cm" svg:y2="16.117cm" draw:start-shape="id5" draw:start-glue-point="2" draw:end-shape="id6" draw:end-glue-point="0" svg:d="M20460 14442l40 1675" svg:viewBox="0 0 41 1676">
          <text:p text:style-name="P7"><text:span text:style-name="T2">trigger</text:span></text:p>
        </draw:connector>
        <draw:connector draw:style-name="gr10" draw:text-style-name="P10" draw:layer="layout" draw:type="line" svg:x1="22.905cm" svg:y1="15.64cm" svg:x2="28.741cm" svg:y2="15.752cm" draw:start-shape="id7" draw:start-glue-point="1" draw:end-shape="id3" draw:end-glue-point="3" svg:d="M22905 15640l5836 112" svg:viewBox="0 0 5837 113">
          <text:p text:style-name="P9"><text:span text:style-name="T1">Transformed</text:span></text:p>
        </draw:connector>
        <draw:connector draw:style-name="gr11" draw:text-style-name="P6" draw:layer="layout" draw:type="line" svg:x1="13.864cm" svg:y1="15.672cm" svg:x2="18.066cm" svg:y2="15.64cm" draw:start-shape="id2" draw:start-glue-point="1" draw:end-shape="id7" draw:end-glue-point="3" svg:d="M13864 15672l4202-32" svg:viewBox="0 0 4203 33">
          <text:p text:style-name="P2">Processed</text:p>
          <text:p text:style-name="P2"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6:10:11.920263889</meta:creation-date>
    <dc:date>2024-11-09T17:23:59.527552042</dc:date>
    <meta:editing-duration>PT41M44S</meta:editing-duration>
    <meta:editing-cycles>1</meta:editing-cycles>
    <meta:document-statistic meta:object-count="19"/>
    <meta:generator>LibreOffice/24.8.2.1$Linux_X86_64 LibreOffice_project/41740883c77b073d14011387305cb18c71aed59b</meta:generator>
  </office:meta>
</office:document-meta>
</file>